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B/2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0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 </text:p>
      <text:p text:style-name="P33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43">—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<text:span text:style-name="T7">8</text:span>.0 <text:span text:style-name="T7">мкЗв</text:span>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6.9</text:span></text:p>
          </table:table-cell>
        </table:table-row>
        <table:table-row>
          <table:table-cell table:style-name="t1.A3" office:value-type="string">
            <text:p text:style-name="P17"><text:span text:style-name="T7">4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0</text:span></text:p>
          </table:table-cell>
        </table:table-row>
        <table:table-row>
          <table:table-cell table:style-name="t1.A3" office:value-type="string">
            <text:p text:style-name="P17"><text:span text:style-name="T7">80</text:span>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7">15.0</text:span></text:p>
          </table:table-cell>
        </table:table-row>
        <table:table-row>
          <table:table-cell table:style-name="t1.A3" office:value-type="string">
            <text:p text:style-name="P17"><text:span text:style-name="T1">8</text:span>00 мЗв/ч</text:p>
          </table:table-cell>
          <table:table-cell table:style-name="t1.B3" office:value-type="string">
            <text:p text:style-name="P18">$1-n<text:span text:style-name="T7">4</text:span></text:p>
          </table:table-cell>
          <table:table-cell table:style-name="t1.B3" office:value-type="string">
            <text:p text:style-name="P18">$1-d<text:span text:style-name="T7">4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7">m</text:span><text:span text:style-name="T1">4</text:span><text:span text:style-name="T7">0</text:span></text:p>
              <text:p text:style-name="P36">$1-<text:span text:style-name="T7">m</text:span><text:span text:style-name="T1">4</text:span><text:span text:style-name="T7">1</text:span></text:p>
              <text:p text:style-name="P36">$1-<text:span text:style-name="T7">m</text:span><text:span text:style-name="T1">4</text:span><text:span text:style-name="T7">2</text:span></text:p>
              <text:p text:style-name="P36">$1-<text:span text:style-name="T7">m</text:span><text:span text:style-name="T1">4</text:span><text:span text:style-name="T7">3</text:span></text:p>
              <text:p text:style-name="P36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4</text:span></text:p>
          </table:table-cell>
          <table:table-cell table:style-name="t1.B3" office:value-type="string">
            <text:p text:style-name="P18">$1-o<text:span text:style-name="T7">4</text:span></text:p>
          </table:table-cell>
          <table:table-cell table:style-name="t1.B3" office:value-type="string">
            <text:p text:style-name="P18">$1-q<text:span text:style-name="T7">4</text:span></text:p>
          </table:table-cell>
          <table:table-cell table:style-name="t1.B3" office:value-type="string">
            <text:p text:style-name="P18">$1-do<text:span text:style-name="T7">4</text:span></text:p>
          </table:table-cell>
          <table:table-cell table:style-name="t1.I3" office:value-type="string">
            <text:p text:style-name="P24">±15.8</text:p>
          </table:table-cell>
        </table:table-row>
        <table:table-row>
          <table:table-cell table:style-name="t1.A8" office:value-type="string">
            <text:p text:style-name="P17"><text:span text:style-name="T7">8</text:span>.0 Зв/ч</text:p>
          </table:table-cell>
          <table:table-cell table:style-name="t1.B8" office:value-type="string">
            <text:p text:style-name="P18">$1-n<text:span text:style-name="T7">5</text:span></text:p>
          </table:table-cell>
          <table:table-cell table:style-name="t1.B8" office:value-type="string">
            <text:p text:style-name="P18">$1-d<text:span text:style-name="T7">5</text:span></text:p>
          </table:table-cell>
          <table:table-cell table:style-name="t1.D8" office:value-type="string">
            <text:section text:style-name="Sect1" text:name="Раздел61">
              <text:p text:style-name="P7">$1-<text:span text:style-name="T7">m</text:span><text:span text:style-name="T1">5</text:span><text:span text:style-name="T7">0</text:span></text:p>
              <text:p text:style-name="P36">$1-<text:span text:style-name="T7">m</text:span><text:span text:style-name="T1">5</text:span><text:span text:style-name="T7">1</text:span></text:p>
              <text:p text:style-name="P36">$1-<text:span text:style-name="T7">m</text:span><text:span text:style-name="T1">5</text:span><text:span text:style-name="T7">2</text:span></text:p>
              <text:p text:style-name="P36">$1-<text:span text:style-name="T7">m</text:span><text:span text:style-name="T1">5</text:span><text:span text:style-name="T7">3</text:span></text:p>
              <text:p text:style-name="P36">$1-<text:span text:style-name="T7">m</text:span><text:span text:style-name="T1">5</text:span><text:span text:style-name="T7">4</text:span></text:p>
            </text:section>
          </table:table-cell>
          <table:table-cell table:style-name="t1.B8" office:value-type="string">
            <text:p text:style-name="P18">$1-av<text:span text:style-name="T7">5</text:span></text:p>
          </table:table-cell>
          <table:table-cell table:style-name="t1.B8" office:value-type="string">
            <text:p text:style-name="P18">$1-o<text:span text:style-name="T7">5</text:span></text:p>
          </table:table-cell>
          <table:table-cell table:style-name="t1.B8" office:value-type="string">
            <text:p text:style-name="P18">$1-q<text:span text:style-name="T7">5</text:span></text:p>
          </table:table-cell>
          <table:table-cell table:style-name="t1.B8" office:value-type="string">
            <text:p text:style-name="P18">$1-do<text:span text:style-name="T7">5</text:span></text:p>
          </table:table-cell>
          <table:table-cell table:style-name="t1.I8" office:value-type="string">
            <text:p text:style-name="P26">±<text:span text:style-name="T7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3">,</text:span></text:p>
            <text:p text:style-name="P35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7">см <text:s/></text:span></text:p>
            <text:p text:style-name="P38">t, <text:span text:style-name="T7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</text:span>_<text:span text:style-name="T7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##1-d_dev_<text:span text:style-name="T7">1</text:span></text:p>
          </table:table-cell>
          <table:table-cell table:style-name="s1.B4" office:value-type="string">
            <text:p text:style-name="P18">##1-dose_<text:span text:style-name="T7">1</text:span></text:p>
          </table:table-cell>
          <table:table-cell table:style-name="s1.B4" office:value-type="string">
            <text:p text:style-name="P18">##1-d_res_<text:span text:style-name="T7">1</text:span></text:p>
          </table:table-cell>
          <table:table-cell table:style-name="s1.B4" office:value-type="string">
            <text:p text:style-name="P18">##1-o_pog_<text:span text:style-name="T7">1</text:span></text:p>
          </table:table-cell>
          <table:table-cell table:style-name="s1.B4" office:value-type="string">
            <text:p text:style-name="P18">##1-d_gran_<text:span text:style-name="T7">1</text:span></text:p>
          </table:table-cell>
          <table:table-cell table:style-name="s1.I4" office:value-type="string">
            <text:p text:style-name="P17">±<text:span text:style-name="T7">18.8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7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7">2</text:span></text:p>
          </table:table-cell>
          <table:table-cell table:style-name="s1.B5" office:value-type="string">
            <text:p text:style-name="P18">##1-dose_<text:span text:style-name="T7">2</text:span></text:p>
          </table:table-cell>
          <table:table-cell table:style-name="s1.B5" office:value-type="string">
            <text:p text:style-name="P18">##1-d_res_<text:span text:style-name="T7">2</text:span></text:p>
          </table:table-cell>
          <table:table-cell table:style-name="s1.B5" office:value-type="string">
            <text:p text:style-name="P18">##1-o_pog_<text:span text:style-name="T7">2</text:span></text:p>
          </table:table-cell>
          <table:table-cell table:style-name="s1.B5" office:value-type="string">
            <text:p text:style-name="P18">##1-d_gran_<text:span text:style-name="T7">2</text:span></text:p>
          </table:table-cell>
          <table:table-cell table:style-name="s1.I5" office:value-type="string">
            <text:p text:style-name="P17">±<text:span text:style-name="T7">15.0</text:span></text:p>
          </table:table-cell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0:43.53</dc:date>
    <meta:editing-duration>P3DT7H7M37S</meta:editing-duration>
    <meta:editing-cycles>395</meta:editing-cycles>
    <meta:generator>OpenOffice/4.1.6$Win32 OpenOffice.org_project/416m1$Build-9790</meta:generator>
    <meta:document-statistic meta:table-count="3" meta:image-count="0" meta:object-count="0" meta:page-count="1" meta:paragraph-count="151" meta:word-count="300" meta:character-count="2314"/>
  </office:meta>
</office:document-meta>
</file>